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7a5f" officeooo:paragraph-rsid="001a7a5f"/>
    </style:style>
    <style:style style:name="P2" style:family="paragraph" style:parent-style-name="Standard">
      <style:text-properties officeooo:rsid="001a7a5f" officeooo:paragraph-rsid="001b254a"/>
    </style:style>
    <style:style style:name="P3" style:family="paragraph" style:parent-style-name="Standard">
      <style:text-properties officeooo:paragraph-rsid="001a7a5f"/>
    </style:style>
    <style:style style:name="P4" style:family="paragraph" style:parent-style-name="Standard">
      <style:text-properties officeooo:rsid="001b254a" officeooo:paragraph-rsid="001b254a"/>
    </style:style>
    <style:style style:name="P5" style:family="paragraph" style:parent-style-name="Standard">
      <style:text-properties officeooo:paragraph-rsid="001b254a"/>
    </style:style>
    <style:style style:name="T1" style:family="text">
      <style:text-properties officeooo:rsid="001a7a5f"/>
    </style:style>
    <style:style style:name="T2" style:family="text">
      <style:text-properties officeooo:rsid="001b2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membros (</text:p>
      <text:p text:style-name="P1">email VARCHAR (128) NOT NULL,</text:p>
      <text:p text:style-name="P1">`nome` VARCHAR (128),</text:p>
      <text:p text:style-name="P1">`escola` VARCHAR (128),</text:p>
      <text:p text:style-name="P1">`funcao` VARCHAR (128),</text:p>
      <text:p text:style-name="P1">`num_equipe` INTEGER,</text:p>
      <text:p text:style-name="P1">PRIMARY KEY (`email`)</text:p>
      <text:p text:style-name="P1">);</text:p>
      <text:p text:style-name="P1"/>
      <text:p text:style-name="P1">CREATE TABLE escolas (</text:p>
      <text:p text:style-name="P4">num_escola INTEGER NOT NULL AUTO_INCREMENT,</text:p>
      <text:p text:style-name="P1"><text:span text:style-name="T2">`nome_escola`</text:span> VARCHAR (128),</text:p>
      <text:p text:style-name="P1">`cidade` VARCHAR (128),</text:p>
      <text:p text:style-name="P3"><text:span text:style-name="T1">`estado` VARCHAR (128),</text:span></text:p>
      <text:p text:style-name="P1">PRIMARY KEY (`<text:span text:style-name="T2">num_escola</text:span>`)</text:p>
      <text:p text:style-name="P1">);</text:p>
      <text:p text:style-name="P1"/>
      <text:p text:style-name="P2">CREATE TABLE e<text:span text:style-name="T2">quipe</text:span>s (</text:p>
      <text:p text:style-name="P4">num_equipe INTEGER NOT NULL AUTO_INCREMENT,</text:p>
      <text:p text:style-name="P5"><text:span text:style-name="T2">`nome_equipe` VARCHAR (100),</text:span></text:p>
      <text:p text:style-name="P2">PRIMARY KEY (`<text:span text:style-name="T2">num_equipe</text:span>`)</text:p>
      <text:p text:style-name="P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7:51:20.819016592</meta:creation-date>
    <dc:date>2019-08-15T08:15:21.608807743</dc:date>
    <meta:editing-duration>PT3M40S</meta:editing-duration>
    <meta:editing-cycles>1</meta:editing-cycles>
    <meta:document-statistic meta:table-count="0" meta:image-count="0" meta:object-count="0" meta:page-count="1" meta:paragraph-count="20" meta:word-count="62" meta:character-count="450" meta:non-whitespace-character-count="408"/>
    <meta:generator>LibreOffice/6.0.7.3$Linux_X86_64 LibreOffice_project/00m0$Build-3</meta:generator>
  </office:meta>
</office:document-meta>
</file>